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Courier New1" svg:font-family="'Courier New'"/>
    <style:font-face style:name="Tahoma2" svg:font-family="Tahoma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Table23" style:family="table">
      <style:table-properties style:width="4.5in" table:align="margins"/>
    </style:style>
    <style:style style:name="Table23.A" style:family="table-column">
      <style:table-column-properties style:column-width="4.5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4.5in" table:align="margins"/>
    </style:style>
    <style:style style:name="Table24.A" style:family="table-column">
      <style:table-column-properties style:column-width="4.5in" style:rel-column-width="65535*"/>
    </style:style>
    <style:style style:name="Table24.A1" style:family="table-cell">
      <style:table-cell-properties fo:padding="0.0382in" fo:border="0.05pt solid #000000"/>
    </style:style>
    <style:style style:name="Table26" style:family="table">
      <style:table-properties style:width="4.5in" table:align="margins"/>
    </style:style>
    <style:style style:name="Table26.A" style:family="table-column">
      <style:table-column-properties style:column-width="4.5in" style:rel-column-width="65535*"/>
    </style:style>
    <style:style style:name="Table26.A1" style:family="table-cell">
      <style:table-cell-properties fo:padding="0.0382in" fo:border="0.05pt solid #000000"/>
    </style:style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63284" officeooo:paragraph-rsid="00163284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8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82bf5" officeooo:paragraph-rsid="00182bf5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82bf5" officeooo:paragraph-rsid="00191a7c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82bf5" officeooo:paragraph-rsid="0019732f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95bb1" officeooo:paragraph-rsid="00195bb1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9732f" officeooo:paragraph-rsid="0019732f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1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name-asian="Courier New2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P1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officeooo:rsid="00182bf5" officeooo:paragraph-rsid="0019732f" style:font-name-asian="Courier New2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P15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2" fo:font-size="10pt" fo:font-style="normal" fo:text-shadow="none" style:text-underline-style="none" fo:font-weight="normal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1" fo:font-size="10pt" fo:font-style="normal" fo:text-shadow="none" style:text-underline-style="none" fo:font-weight="normal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1" fo:font-size="15pt" fo:font-style="normal" fo:text-shadow="none" style:text-underline-style="none" fo:font-weight="bold" style:font-name-asian="Courier New2" style:font-size-asian="15pt" style:font-style-asian="normal" style:font-weight-asian="bold" style:font-name-complex="Courier New2" style:font-size-complex="15pt" style:font-style-complex="normal" style:font-weight-complex="bold"/>
    </style:style>
    <style:style style:name="P18" style:family="paragraph" style:parent-style-name="Standard">
      <style:text-properties style:font-name="Courier New2" fo:font-size="10pt" style:font-size-asian="10pt" style:font-size-complex="10pt"/>
    </style:style>
    <style:style style:name="P19" style:family="paragraph" style:parent-style-name="Standard">
      <style:text-properties style:font-name="Courier New1" fo:font-size="15pt" fo:font-weight="bold" style:font-name-asian="Courier New2" style:font-size-asian="15pt" style:font-weight-asian="bold" style:font-name-complex="Courier New2" style:font-size-complex="15pt" style:font-weight-complex="bold"/>
    </style:style>
    <style:style style:name="P20" style:family="paragraph" style:parent-style-name="Standard">
      <style:text-properties style:font-name="Courier New1" fo:font-size="15pt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Courier New1" fo:font-size="15pt" fo:font-weight="bold" officeooo:paragraph-rsid="0017b31c" style:font-size-asian="15pt" style:font-weight-asian="bold" style:font-size-complex="15pt" style:font-weight-complex="bold"/>
    </style:style>
    <style:style style:name="P22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name-asian="Courier New2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P23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name-asian="Courier New2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P24" style:family="paragraph" style:parent-style-name="Table_20_Contents">
      <style:text-properties style:font-name="Courier New2" fo:font-size="10pt" officeooo:rsid="00182bf5" officeooo:paragraph-rsid="00182bf5" style:font-name-asian="Courier New2" style:font-size-asian="10pt" style:font-name-complex="Courier New2" style:font-size-complex="10pt"/>
    </style:style>
    <style:style style:name="P25" style:family="paragraph" style:parent-style-name="Table_20_Contents">
      <style:text-properties style:font-name="Courier New2" fo:font-size="10pt" officeooo:rsid="00182bf5" officeooo:paragraph-rsid="0019732f" style:font-name-asian="Courier New2" style:font-size-asian="10pt" style:font-name-complex="Courier New2" style:font-size-complex="10pt"/>
    </style:style>
    <style:style style:name="P26" style:family="paragraph" style:parent-style-name="Table_20_Contents">
      <style:text-properties style:font-name="Courier New2" fo:font-size="10pt" officeooo:rsid="0019732f" officeooo:paragraph-rsid="0019732f" style:font-name-asian="Courier New2" style:font-size-asian="10pt" style:font-name-complex="Courier New2" style:font-size-complex="10pt"/>
    </style:style>
    <style:style style:name="P27" style:family="paragraph" style:parent-style-name="Standard" style:list-style-name="L1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28" style:family="paragraph" style:parent-style-name="Standard" style:list-style-name="L1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9732f" officeooo:paragraph-rsid="0019732f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T1" style:family="text">
      <style:text-properties officeooo:rsid="0014c7d2"/>
    </style:style>
    <style:style style:name="T2" style:family="text">
      <style:text-properties style:font-name="Courier New2" fo:font-size="10pt" style:font-size-asian="10pt" style:font-size-complex="10pt"/>
    </style:style>
    <style:style style:name="T3" style:family="text">
      <style:text-properties officeooo:rsid="0017b31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191a7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9732f" style:font-size-asian="16pt" style:font-size-complex="16pt"/>
    </style:style>
    <style:style style:name="T9" style:family="text">
      <style:text-properties officeooo:rsid="0019732f"/>
    </style:style>
    <style:style style:name="T10" style:family="text">
      <style:text-properties officeooo:rsid="001b1a41"/>
    </style:style>
    <style:style style:name="T11" style:family="text">
      <style:text-properties officeooo:rsid="001e460e"/>
    </style:style>
    <style:style style:name="T12" style:family="text">
      <style:text-properties officeooo:rsid="001ea983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41. Structure t</text:span>emplate<text:span text:style-name="T9">s</text:span> </text:p>
      <text:p text:style-name="P4"/>
      <text:p text:style-name="P4"/>
      <text:p text:style-name="P5">Objectives</text:p>
      <text:list xml:id="list2396646239" text:style-name="L1">
        <text:list-item>
          <text:p text:style-name="P27">Write structure <text:span text:style-name="T9">templates</text:span></text:p>
        </text:list-item>
        <text:list-item>
          <text:p text:style-name="P28">Instantiate structure templates by creating structure variables</text:p>
        </text:list-item>
      </text:list>
      <text:p text:style-name="P22"><text:span text:style-name="T7">Structure </text:span><text:span text:style-name="T8">template</text:span><text:line-break/></text:p>
      <text:p text:style-name="P6">Once you understand the concept of a <text:span text:style-name="T9">function </text:span>template, it's not too surprising when you see a <text:span text:style-name="T9">structure </text:span>template:</text:p>
      <table:table table:name="Table23" table:style-name="Table23">
        <table:table-column table:style-name="Table23.A"/>
        <table:table-row table:style-name="TableLine2533921638016">
          <table:table-cell table:style-name="Table23.A1" office:value-type="string">
            <text:p text:style-name="P15">template &lt; <text:span text:style-name="T9">typename</text:span> T &gt; </text:p>
            <text:p text:style-name="P18">struct vec2 </text:p>
            <text:p text:style-name="P18">{ </text:p>
            <text:p text:style-name="P18"><text:span text:style-name="T2"><text:s text:c="2"/>T</text:span> x, y; </text:p>
            <text:p text:style-name="P18">};</text:p>
            <text:p text:style-name="P18"/>
            <text:p text:style-name="P18">int main() </text:p>
            <text:p text:style-name="P18">{<text:line-break/> <text:s/>vec2&lt; int &gt; p = {1, 2}; </text:p>
            <text:p text:style-name="P18"><text:s text:c="2"/>std::cout &lt;&lt; p.x &lt;&lt; ',' &lt;&lt; p.y &lt;&lt; std::endl;</text:p>
            <text:p text:style-name="P18"/>
            <text:p text:style-name="P18"><text:s text:c="2"/>vec2&lt; double &gt; q = {1.1, 2.2}; </text:p>
            <text:p text:style-name="P18"><text:s text:c="2"/>std::cout &lt;&lt; <text:span text:style-name="T11">q</text:span>.x &lt;&lt; ',' &lt;&lt; <text:span text:style-name="T11">q</text:span>.y &lt;&lt; std::endl;</text:p>
            <text:p text:style-name="P18"/>
            <text:p text:style-name="P18"><text:s text:c="2"/>return 0;</text:p>
            <text:p text:style-name="P18">} </text:p>
          </table:table-cell>
        </table:table-row>
      </table:table>
      <text:p text:style-name="P6"/>
      <text:p text:style-name="P6">Neat right? And of course we can use them both at the same time when you have template functions supporting <text:span text:style-name="T9">structure </text:span>template<text:span text:style-name="T9">s</text:span>. In this case you will see a templatized structure parameter. </text:p>
      <text:p text:style-name="P6"/>
      <table:table table:name="Table24" table:style-name="Table24">
        <table:table-column table:style-name="Table24.A"/>
        <table:table-row table:style-name="TableLine2533921648352">
          <table:table-cell table:style-name="Table24.A1" office:value-type="string">
            <text:p text:style-name="P15">#include &lt;iostream&gt;</text:p>
            <text:p text:style-name="P15"/>
            <text:p text:style-name="P15">template &lt; <text:span text:style-name="T9">typename</text:span> T &gt;</text:p>
            <text:p text:style-name="P15">struct vec2</text:p>
            <text:p text:style-name="P15">{</text:p>
            <text:p text:style-name="P15"><text:s text:c="2"/>T x, y;</text:p>
            <text:p text:style-name="P15">};</text:p>
            <text:p text:style-name="P15"/>
            <text:p text:style-name="P15"/>
            <text:p text:style-name="P15">template &lt; <text:span text:style-name="T9">typename</text:span> T &gt;</text:p>
            <text:p text:style-name="P15">void println(<text:span text:style-name="T3">const </text:span>vec2&lt; T &gt; <text:span text:style-name="T3">&amp; </text:span>p)</text:p>
            <text:p text:style-name="P15">{</text:p>
            <text:p text:style-name="P15"><text:s text:c="2"/>std::cout &lt;&lt; p.x &lt;&lt; ',' &lt;&lt; p.y &lt;&lt; std::endl;</text:p>
            <text:p text:style-name="P15">}</text:p>
            <text:p text:style-name="P15"/>
            <text:p text:style-name="P15"/>
            <text:p text:style-name="P15">int main()</text:p>
            <text:p text:style-name="P15">{</text:p>
            <text:p text:style-name="P15"><text:s/>vec2&lt; int &gt; p = {1, 2};</text:p>
            <text:p text:style-name="P15"><text:s/>println&lt; int &gt;(p);</text:p>
            <text:p text:style-name="P15"/>
            <text:p text:style-name="P15"><text:s/>vec2&lt; double &gt; q = {1.1, 2.2};</text:p>
            <text:p text:style-name="P15"><text:s/>println&lt; double &gt;(q);</text:p>
            <text:p text:style-name="P15"><text:s/></text:p>
            <text:p text:style-name="P15"><text:s/>return 0;</text:p>
            <text:p text:style-name="P15">}</text:p>
          </table:table-cell>
        </table:table-row>
      </table:table>
      <text:p text:style-name="P6"/>
      <text:p text:style-name="P6"/>
      <text:p text:style-name="P6"><text:soft-page-break/><text:span text:style-name="T4">Exercise.</text:span> Add this <text:span text:style-name="T9">function </text:span>template to your program above. </text:p>
      <text:p text:style-name="P6"/>
      <table:table table:name="Table26" table:style-name="Table26">
        <table:table-column table:style-name="Table26.A"/>
        <table:table-row table:style-name="TableLine2533921644272">
          <table:table-cell table:style-name="Table26.A1" office:value-type="string">
            <text:p text:style-name="P15">#include &lt;iostream&gt;</text:p>
            <text:p text:style-name="P15"/>
            <text:p text:style-name="P15">template &lt; <text:span text:style-name="T9">typename</text:span> T &gt;</text:p>
            <text:p text:style-name="P15">struct vec2</text:p>
            <text:p text:style-name="P15">{</text:p>
            <text:p text:style-name="P15"><text:s text:c="2"/>T x, y;</text:p>
            <text:p text:style-name="P15">};</text:p>
            <text:p text:style-name="P15"/>
            <text:p text:style-name="P15"/>
            <text:p text:style-name="P15">template &lt; <text:span text:style-name="T9">typename</text:span> T &gt;</text:p>
            <text:p text:style-name="P15">void println(<text:span text:style-name="T3">const </text:span>vec2&lt; T &gt; <text:span text:style-name="T3">&amp; </text:span>p)</text:p>
            <text:p text:style-name="P15">{</text:p>
            <text:p text:style-name="P15"><text:s text:c="2"/>std::cout &lt;&lt; p.x &lt;&lt; ',' &lt;&lt; p.y &lt;&lt; std::endl;</text:p>
            <text:p text:style-name="P15">}</text:p>
            <text:p text:style-name="P15"/>
            <text:p text:style-name="P15"/>
            <text:p text:style-name="P19">template &lt; <text:span text:style-name="T9">typename</text:span> T &gt; </text:p>
            <text:p text:style-name="P21">vec2&lt; T &gt; add(<text:span text:style-name="T3">const </text:span>vec2&lt; T &gt; <text:span text:style-name="T3">&amp; </text:span>p, </text:p>
            <text:p text:style-name="P21"><text:s text:c="14"/><text:span text:style-name="T3">const </text:span>vec2&lt; T &gt; <text:span text:style-name="T3">&amp; </text:span>q) </text:p>
            <text:p text:style-name="P20">{ </text:p>
            <text:p text:style-name="P20"><text:s text:c="2"/>vec2&lt; T &gt; r; </text:p>
            <text:p text:style-name="P20"><text:s text:c="2"/>r.x = p.x + q.x; </text:p>
            <text:p text:style-name="P20"><text:s text:c="2"/>r.y = p.y + q.y; </text:p>
            <text:p text:style-name="P20"><text:s text:c="2"/>return r; </text:p>
            <text:p text:style-name="P17">}</text:p>
            <text:p text:style-name="P17"/>
            <text:p text:style-name="P16"/>
            <text:p text:style-name="P15">int main()</text:p>
            <text:p text:style-name="P15">{</text:p>
            <text:p text:style-name="P15"><text:s text:c="2"/>vec2&lt; int &gt; p = {1, 2};</text:p>
            <text:p text:style-name="P15"><text:s text:c="2"/>println&lt; int &gt;(p);</text:p>
            <text:p text:style-name="P15"/>
            <text:p text:style-name="P15"><text:s text:c="2"/>vec2&lt; double &gt; q = {1.1, 2.2};</text:p>
            <text:p text:style-name="P15"><text:s text:c="2"/>println&lt; double &gt;(q);</text:p>
            <text:p text:style-name="P15"><text:s/></text:p>
            <text:p text:style-name="P15"><text:s text:c="2"/>return 0;</text:p>
            <text:p text:style-name="P15">}</text:p>
          </table:table-cell>
        </table:table-row>
      </table:table>
      <text:p text:style-name="P6"/>
      <text:p text:style-name="P6">Read the code carefully. What does it do? Test this function.</text:p>
      <text:p text:style-name="P6"/>
      <text:p text:style-name="P6"/>
      <text:p text:style-name="P8"><text:span text:style-name="T4">Exercise.</text:span> Here's a struct<text:span text:style-name="T9">ure</text:span> template:</text:p>
      <table:table table:name="Table1" table:style-name="Table1">
        <table:table-column table:style-name="Table1.A"/>
        <table:table-row table:style-name="TableLine2533921642912">
          <table:table-cell table:style-name="Table1.A1" office:value-type="string">
            <text:p text:style-name="P24"><text:span text:style-name="T9">t</text:span>emplate &lt; <text:span text:style-name="T9">typename</text:span> T &gt;</text:p>
            <text:p text:style-name="P24">struct Array</text:p>
            <text:p text:style-name="P24">{</text:p>
            <text:p text:style-name="P24"><text:s text:c="4"/>T x[1000];</text:p>
            <text:p text:style-name="P24"><text:s text:c="4"/>int length;</text:p>
            <text:p text:style-name="P24"><text:soft-page-break/>};</text:p>
          </table:table-cell>
        </table:table-row>
      </table:table>
      <text:p text:style-name="P9">Write a function <text:span text:style-name="T5">init()</text:span> so that <text:span text:style-name="T5">init(</text:span><text:span text:style-name="T6">a</text:span><text:span text:style-name="T5">)</text:span>will set <text:span text:style-name="T6">a.length</text:span> to 0. Write another function <text:span text:style-name="T6">append</text:span><text:span text:style-name="T5">()</text:span> so that <text:span text:style-name="T6">append</text:span><text:span text:style-name="T5">(</text:span><text:span text:style-name="T6">a, x</text:span><text:span text:style-name="T5">)</text:span> will “add x to a”. Write a function <text:span text:style-name="T6">println()</text:span> so that <text:span text:style-name="T6">println</text:span><text:span text:style-name="T5">(</text:span><text:span text:style-name="T6">a</text:span><text:span text:style-name="T5">)</text:span> will print the values in <text:span text:style-name="T6">a</text:span> i.e., <text:span text:style-name="T6">a.x[0]</text:span>, <text:span text:style-name="T6">a.x[1]</text:span>, …, <text:span text:style-name="T6">a.x[a.length - 1]</text:span>. </text:p>
      <text:p text:style-name="P9"/>
      <text:p text:style-name="P9"/>
      <text:p text:style-name="P12">Template parameters need not be types. They can be integers too. Try this ...</text:p>
      <text:p text:style-name="P12"/>
      <text:p text:style-name="P12"/>
      <text:p text:style-name="P10"><text:span text:style-name="T4">Exercise.</text:span> Here's a struct<text:span text:style-name="T10">ure</text:span> template:</text:p>
      <table:table table:name="Table2" table:style-name="Table2">
        <table:table-column table:style-name="Table2.A"/>
        <table:table-row table:style-name="TableLine2533921647536">
          <table:table-cell table:style-name="Table2.A1" office:value-type="string">
            <text:p text:style-name="P25"><text:span text:style-name="T9">t</text:span>emplate &lt; <text:span text:style-name="T9">typename</text:span> T, <text:span text:style-name="T9">int N </text:span>&gt;</text:p>
            <text:p text:style-name="P25">struct Array</text:p>
            <text:p text:style-name="P25">{</text:p>
            <text:p text:style-name="P25"><text:s text:c="4"/>T x[<text:span text:style-name="T9">N</text:span>];</text:p>
            <text:p text:style-name="P25"><text:s text:c="4"/>int length;</text:p>
            <text:p text:style-name="P25">};</text:p>
          </table:table-cell>
        </table:table-row>
      </table:table>
      <text:p text:style-name="P12">Here’s a struct variable created using the above:</text:p>
      <table:table table:name="Table3" table:style-name="Table3">
        <table:table-column table:style-name="Table3.A"/>
        <table:table-row table:style-name="TableLine2533921644000">
          <table:table-cell table:style-name="Table3.A1" office:value-type="string">
            <text:p text:style-name="P26">Array&lt; int, 1000 &gt; a; // a.x is size 1000 int array </text:p>
          </table:table-cell>
        </table:table-row>
      </table:table>
      <text:p text:style-name="P10">Write a function <text:span text:style-name="T5">init()</text:span> so that <text:span text:style-name="T5">init(</text:span><text:span text:style-name="T6">a</text:span><text:span text:style-name="T5">)</text:span>will set <text:span text:style-name="T6">a.length</text:span> to 0. Write another function <text:span text:style-name="T6">append</text:span><text:span text:style-name="T5">()</text:span> so that <text:span text:style-name="T6">append</text:span><text:span text:style-name="T5">(</text:span><text:span text:style-name="T6">a, x</text:span><text:span text:style-name="T5">)</text:span> will “add x to a”. Write a function <text:span text:style-name="T6">println()</text:span> so that <text:span text:style-name="T6">println</text:span><text:span text:style-name="T5">(</text:span><text:span text:style-name="T6">a</text:span><text:span text:style-name="T5">)</text:span> will print the values in <text:span text:style-name="T6">a</text:span> i.e., <text:span text:style-name="T6">a.x[0]</text:span>, <text:span text:style-name="T6">a.x[1]</text:span>, …, <text:span text:style-name="T6">a.x[a.length - 1]</text:span>. </text:p>
      <text:p text:style-name="P14"/>
      <text:p text:style-name="P13"/>
      <text:p text:style-name="P23">Header Files</text:p>
      <text:p text:style-name="P6"/>
      <text:p text:style-name="P7">Here <text:span text:style-name="T12">is </text:span>the most <text:span text:style-name="T12">important </text:span>rule for writing function templates: the whole function must be in the header file.</text:p>
      <text:p text:style-name="P7"/>
      <text:p text:style-name="P7">This is very different from your regular functions where you put the prototype in the header file and the actual definition of the function in a cpp file.</text:p>
      <text:p text:style-name="P7"/>
      <text:p text:style-name="P11">(Note that struct templates, like structs, should also be in the header file.)</text:p>
      <text:p text:style-name="P7"/>
      <text:p text:style-name="P7">Make sure you remember that or you will get an error when you compile your program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Courier New1" svg:font-family="'Courier New'"/>
    <style:font-face style:name="Tahoma2" svg:font-family="Tahoma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WW-Title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2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4c7d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<text:span text:style-name="MT1">++ </text:span>(Y. Liow) <text:tab/> <text:s text:c="17"/><text:tab/><text:span text:style-name="MT1">41. Structure templates</text:span></text:p>
      </style:header>
      <style:footer>
        <text:p text:style-name="MP2"><text:page-number text:select-page="current">5</text:page-number><text:s/>of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Yihsiang Liow</meta:initial-creator>
    <meta:creation-date>2005-12-14T10:14:39</meta:creation-date>
    <dc:date>2024-03-03T17:52:39.134000000</dc:date>
    <meta:printed-by>Yihsiang Liow</meta:printed-by>
    <meta:print-date>2006-01-08T16:54:25</meta:print-date>
    <dc:language>en-US</dc:language>
    <meta:editing-cycles>1234</meta:editing-cycles>
    <meta:editing-duration>P9DT6H41M27S</meta:editing-duration>
    <meta:document-statistic meta:table-count="6" meta:image-count="0" meta:object-count="0" meta:page-count="5" meta:paragraph-count="96" meta:word-count="550" meta:character-count="2934" meta:non-whitespace-character-count="2362"/>
    <meta:user-defined meta:name="Info 1"/>
    <meta:user-defined meta:name="Info 2"/>
    <meta:user-defined meta:name="Info 3"/>
    <meta:user-defined meta:name="Info 4"/>
  </office:meta>
</office:document-meta>
</file>